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, Arial, Helvetica, sans-serif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cm" style:auto-text-indent="false"/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1">
      <style:paragraph-properties fo:margin-left="0cm" fo:margin-right="0cm" style:line-height-at-least="0.423cm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.499cm" style:line-height-at-least="0.423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Arial" style:font-size-complex="14pt"/>
    </style:style>
    <style:style style:name="T5" style:family="text">
      <style:text-properties fo:font-weight="bold" style:font-name-asian="Arial" style:font-weight-asian="bold" style:font-name-complex="Arial" style:font-size-complex="14pt"/>
    </style:style>
    <style:style style:name="T6" style:family="text">
      <style:text-properties fo:font-weight="normal" style:font-weight-asian="normal" style:font-name-complex="Arial" style:font-size-complex="14pt"/>
    </style:style>
    <style:style style:name="T7" style:family="text">
      <style:text-properties fo:font-weight="normal" style:font-weight-asian="normal" style:font-name-complex="Arial" style:font-size-complex="14pt" style:font-weight-complex="normal"/>
    </style:style>
    <style:style style:name="T8" style:family="text">
      <style:text-properties fo:font-weight="normal" style:font-name-asian="Arial" style:font-weight-asian="normal" style:font-name-complex="Arial" style:font-size-complex="14pt"/>
    </style:style>
    <style:style style:name="T9" style:family="text">
      <style:text-properties style:font-name-complex="Arial" style:font-size-complex="14pt"/>
    </style:style>
    <style:style style:name="T10" style:family="text">
      <style:text-properties style:font-name-asian="Arial" style:font-name-complex="Arial" style:font-size-complex="14pt"/>
    </style:style>
    <style:style style:name="T11" style:family="text">
      <style:text-properties fo:color="#000000" style:font-name="Liberation Serif" fo:font-size="12pt" fo:font-weight="normal" style:font-size-asian="12pt" style:font-weight-asian="normal" style:font-name-complex="Arial" style:font-size-complex="14pt" style:font-weight-complex="normal"/>
    </style:style>
    <style:style style:name="T1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normal" style:font-name-asian="Arial" style:font-size-asian="12pt" style:font-weight-asian="normal" style:font-name-complex="Ari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masz Polak</text:p>
      <text:p text:style-name="P4"/>
      <text:p text:style-name="P6">ur. 20 listopada 1952 w Poznaniu,</text:p>
      <text:list xml:id="list1513390950" text:style-name="L1">
        <text:list-item>
          <text:p text:style-name="P2">1980-1983 studia specjalistyczne z teologii fundamentalnej na Papieskim Uniwersytecie Gregoriańskim w Rzymie;</text:p>
        </text:list-item>
        <text:list-item>
          <text:p text:style-name="P2">1983-1987 sekretarz Arcybiskupa Poznańskiego;</text:p>
        </text:list-item>
        <text:list-item>
          <text:p text:style-name="P2">1987-1989 wicerektor Arcybiskupiego Seminarium Duchownego w Poznaniu;</text:p>
        </text:list-item>
        <text:list-item>
          <text:p text:style-name="P2">1989-1996 rektor tegoż Seminarium;</text:p>
        </text:list-item>
        <text:list-item>
          <text:p text:style-name="P2">1992-1993 sekretarz Synodu Archidiecezji Poznańskiej;</text:p>
        </text:list-item>
        <text:list-item>
          <text:p text:style-name="P2">1996-1998 dziekan Papieskiego Wydziału Teologicznego w Poznaniu;</text:p>
        </text:list-item>
        <text:list-item>
          <text:p text:style-name="P2">1997-2003 członek Międzynarodowej Komisji Teologicznej w Rzymie;</text:p>
        </text:list-item>
        <text:list-item>
          <text:p text:style-name="P2">1998-2002 dziekan Wydziału Teologicznego Uniwersytetu im. Adama Mickiewicza w Poznaniu.</text:p>
        </text:list-item>
        <text:list-item>
          <text:p text:style-name="P2">2002-2005 prodziekan tegoż Wydziału ds. nauki.</text:p>
        </text:list-item>
        <text:list-item>
          <text:p text:style-name="P2">od roku 2003 członek prezydium Fundacji Romano Guardiniego w Berlinie</text:p>
        </text:list-item>
        <text:list-item>
          <text:p text:style-name="P2">2003-2006 członek Komitetu Nauk Teologicznych Polskiej Akademii Nauk</text:p>
        </text:list-item>
        <text:list-item>
          <text:p text:style-name="P2">2005-2008 członek Rady Nauki</text:p>
        </text:list-item>
        <text:list-item>
          <text:p text:style-name="P2">od roku 2006 współtwórca (wraz z Beatą Anną Pokorską, obecnie Beatą Anną Polak) idei Pracowni Pytań Granicznych i od lipca 2007 jej kierownik (od września 2008 po. kierownika); </text:p>
        </text:list-item>
        <text:list-item>
          <text:p text:style-name="P3">30 kwietnia 2008 przyjął nazwisko Polak.</text:p>
        </text:list-item>
      </text:list>
      <text:p text:style-name="P4"/>
      <text:p text:style-name="P4"/>
      <text:p text:style-name="P4"/>
      <text:p text:style-name="P5"><text:span text:style-name="T4">Teza: Źródłowa</text:span><text:span text:style-name="T5"> </text:span><text:span text:style-name="T4">nowość</text:span><text:span text:style-name="T5"> </text:span><text:span text:style-name="T4">wszystkiego</text:span><text:span text:style-name="T5"> </text:span><text:span text:style-name="T4">związana</text:span><text:span text:style-name="T5"> </text:span><text:span text:style-name="T4">z</text:span><text:span text:style-name="T5"> </text:span><text:span text:style-name="T4">aktem</text:span><text:span text:style-name="T5"> </text:span><text:span text:style-name="T4">kreacji</text:span><text:span text:style-name="T5"> </text:span><text:span text:style-name="T4">ma</text:span><text:span text:style-name="T5"> </text:span><text:span text:style-name="T4">miejsce</text:span><text:span text:style-name="T5"> </text:span><text:span text:style-name="T4">w</text:span><text:span text:style-name="T5"> </text:span><text:span text:style-name="T4">człowieku</text:span><text:span text:style-name="T5"> </text:span><text:span text:style-name="T4">i</text:span><text:span text:style-name="T5"> </text:span><text:span text:style-name="T4">tylko</text:span><text:span text:style-name="T5"> </text:span><text:span text:style-name="T4">w</text:span><text:span text:style-name="T5"> </text:span><text:span text:style-name="T4">nim</text:span><text:span text:style-name="T9">. </text:span><text:span text:style-name="T11">Obecność</text:span><text:span text:style-name="T13"> </text:span><text:span text:style-name="T11">w</text:span><text:span text:style-name="T13"> </text:span><text:span text:style-name="T11">ludzkim</text:span><text:span text:style-name="T13"> </text:span><text:span text:style-name="T11">doświadczeniu</text:span><text:span text:style-name="T13"> </text:span><text:span text:style-name="T11">(wielu)</text:span><text:span text:style-name="T13"> </text:span><text:span text:style-name="T11">przeżycia</text:span><text:span text:style-name="T13"> </text:span><text:span text:style-name="T11">źródłowej</text:span><text:span text:style-name="T13"> </text:span><text:span text:style-name="T11">nowości</text:span><text:span text:style-name="T13"> </text:span><text:span text:style-name="T11">i</text:span><text:span text:style-name="T13"> </text:span><text:span text:style-name="T11">jej</text:span><text:span text:style-name="T13"> </text:span><text:span text:style-name="T11">wszechogarniający</text:span><text:span text:style-name="T13"> </text:span><text:span text:style-name="T11">charakter:</text:span><text:span text:style-name="T13"> </text:span><text:span text:style-name="T11">w</text:span><text:span text:style-name="T13"> </text:span><text:span text:style-name="T11">akcie</text:span><text:span text:style-name="T13"> </text:span><text:span text:style-name="T11">kreacji</text:span><text:span text:style-name="T13"> </text:span><text:span text:style-name="T11">świat</text:span><text:span text:style-name="T13"> </text:span><text:span text:style-name="T11">jest</text:span><text:span text:style-name="T13"> </text:span><text:span text:style-name="T11">nowy!</text:span><text:span text:style-name="T13"> – </text:span><text:span text:style-name="T11">każe</text:span><text:span text:style-name="T13"> </text:span><text:span text:style-name="T11">poważnie</text:span><text:span text:style-name="T13"> </text:span><text:span text:style-name="T11">zastanowić</text:span><text:span text:style-name="T13"> </text:span><text:span text:style-name="T11">się</text:span><text:span text:style-name="T13"> </text:span><text:span text:style-name="T11">nad</text:span><text:span text:style-name="T13"> </text:span><text:span text:style-name="T11">alternatywnym</text:span><text:span text:style-name="T13"> </text:span><text:span text:style-name="T11">/</text:span><text:span text:style-name="T13"> </text:span><text:span text:style-name="T11">nie-alternatywnym</text:span><text:span text:style-name="T13"> </text:span><text:span text:style-name="T11">rozumieniem</text:span><text:span text:style-name="T13"> </text:span><text:span text:style-name="T11">pojęć</text:span><text:span text:style-name="T13"> </text:span><text:span text:style-name="T11">boskiej</text:span><text:span text:style-name="T13"> </text:span><text:span text:style-name="T11">i</text:span><text:span text:style-name="T13"> </text:span><text:span text:style-name="T11">ludzkiej</text:span><text:span text:style-name="T13"> </text:span><text:span text:style-name="T11">kreacji.</text:span><text:span text:style-name="T13"> </text:span><text:span text:style-name="T11">Inaczej</text:span><text:span text:style-name="T13"> </text:span><text:span text:style-name="T11">mówiąc,</text:span><text:span text:style-name="T13"> </text:span><text:span text:style-name="T11">pojęcie</text:span><text:span text:style-name="T13"> „</text:span><text:span text:style-name="T11">kreacji</text:span><text:span text:style-name="T13"> </text:span><text:span text:style-name="T11">boskiej</text:span><text:span text:style-name="T13">”</text:span><text:span text:style-name="T11">,</text:span><text:span text:style-name="T13"> </text:span><text:span text:style-name="T11">jak</text:span><text:span text:style-name="T13"> </text:span><text:span text:style-name="T11">każde</text:span><text:span text:style-name="T13"> </text:span><text:span text:style-name="T11">inne</text:span><text:span text:style-name="T13"> </text:span><text:span text:style-name="T11">pojęcie,</text:span><text:span text:style-name="T13"> </text:span><text:span text:style-name="T11">pojawia</text:span><text:span text:style-name="T13"> </text:span><text:span text:style-name="T11">się</text:span><text:span text:style-name="T13"> </text:span><text:span text:style-name="T11">w</text:span><text:span text:style-name="T13"> </text:span><text:span text:style-name="T11">człowieku</text:span><text:span text:style-name="T13"> </text:span><text:span text:style-name="T11">i</text:span><text:span text:style-name="T13"> </text:span><text:span text:style-name="T11">pojawia</text:span><text:span text:style-name="T13"> </text:span><text:span text:style-name="T11">się</text:span><text:span text:style-name="T13"> </text:span><text:span text:style-name="T11">w</text:span><text:span text:style-name="T13"> </text:span><text:span text:style-name="T11">związku</text:span><text:span text:style-name="T13"> </text:span><text:span text:style-name="T11">z</text:span><text:span text:style-name="T13"> </text:span><text:span text:style-name="T11">jego</text:span><text:span text:style-name="T13"> </text:span><text:span text:style-name="T11">własną</text:span><text:span text:style-name="T13"> </text:span><text:span text:style-name="T11">zdolnością</text:span><text:span text:style-name="T13"> </text:span><text:span text:style-name="T11">kreacyjną.</text:span><text:span text:style-name="T13"> Sprawa </text:span><text:span text:style-name="T12">istnienia dla nas takiej rzeczywistości rozstrzyga się więc w nas samych – w naszym doświadczeniu i tylko w nim. Jeśli to rozumiemy, rozumiemy zarazem, że wynoszenie transcendencji poza człowieka oznacza ni mniej ni więcej jak odczłowieczenie jego istoty. Coś, co jest dla jego istnienia rozstrzygające, zostaje z tego istnienia wyjęte – i skierowane w pewnym sensie przeciw temu istnieniu (przynajmniej w tym sensie, że poszczególne ludzkie istnienie po takim zabiegu odkrywa siebie w świecie podzielonym między to, co jest jego, a to, co jego nie jes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Verdana" svg:font-family="Verdana, Arial, Helvetica, sans-serif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" style:family="paragraph" style:parent-style-name="Standard">
      <style:paragraph-properties fo:margin-left="1.251cm" fo:margin-right="0cm" fo:line-height="100%" fo:orphans="2" fo:widows="2" fo:text-indent="0cm" style:auto-text-indent="false"/>
      <style:text-properties style:font-name="Arial" fo:font-size="10pt" style:font-name-asian="Arial" style:font-size-asian="10pt" style:font-name-complex="Arial" style:font-style-complex="normal"/>
    </style:style>
    <style:style style:name="Text_20_body_20_indent" style:display-name="Text body indent" style:family="paragraph" style:parent-style-name="Standard" style:class="text">
      <style:paragraph-properties fo:margin-left="1cm" fo:margin-right="0cm" fo:line-height="100%" fo:orphans="2" fo:widows="2" fo:text-indent="0cm" style:auto-text-indent="false"/>
      <style:text-properties fo:font-size="12pt" style:font-size-asian="12pt" style:font-name-complex="Arial"/>
    </style:style>
    <style:style style:name="Standard_20_wcięty" style:display-name="Standard wcięty" style:family="paragraph" style:parent-style-name="Text_20_body_20_indent" style:next-style-name="Standard">
      <style:paragraph-properties fo:margin-left="0.4cm" fo:margin-right="0cm" fo:line-height="0.388cm" fo:text-indent="0cm" style:auto-text-indent="false" style:text-autospace="none"/>
      <style:text-properties fo:font-size="10pt" style:font-name-asian="MS Mincho" style:font-size-asian="10pt" style:font-weight-complex="bold"/>
    </style:style>
    <style:style style:name="Styl_20_Standard_20_wcięty_20__2b__20__28_Łaciński_29__20_Arial_20_14_20_pt_20_Pogrubienie_20_Z_20_lew..." style:display-name="Styl Standard wcięty + (Łaciński) Arial 14 pt Pogrubienie Z lew..." style:family="paragraph" style:parent-style-name="Standard_20_wcięty">
      <style:paragraph-properties fo:margin-left="1.591cm" fo:margin-right="0cm" fo:line-height="100%" fo:text-indent="0cm" style:auto-text-indent="false"/>
      <style:text-properties style:font-name="Arial" fo:font-size="14pt" fo:font-weight="bold" style:font-name-asian="Times New Roman" style:font-size-asian="14pt" style:font-weight-asian="bold" style:font-name-complex="Times New Roman" style:font-style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8T09:28:20</meta:creation-date>
    <meta:document-statistic meta:table-count="0" meta:image-count="0" meta:object-count="0" meta:page-count="1" meta:paragraph-count="17" meta:word-count="299" meta:character-count="2074" meta:non-whitespace-character-count="1805"/>
    <dc:date>2011-12-08T10:00:37</dc:date>
    <meta:editing-duration>PT17M7S</meta:editing-duration>
    <meta:editing-cycles>1</meta:editing-cycles>
    <meta:generator>LibreOffice/3.4$Linux LibreOffice_project/340m1$Build-302</meta:generator>
  </office:meta>
</office:document-meta>
</file>